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table:shapes>
          <draw:frame draw:z-index="0" draw:style-name="gr1" draw:text-style-name="P1" svg:width="20.01cm" svg:height="11.42cm" svg:x="1.341cm" svg:y="19.199cm">
            <draw:object draw:notify-on-update-of-ranges="geral.B2:geral.B3 geral.E2:geral.E3 geral.B4:geral.B5 geral.E4:geral.E5 geral.B6:geral.B7 geral.E6:geral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1.25cm" svg:x="1.141cm" svg:y="6.667cm">
            <draw:object draw:notify-on-update-of-ranges="geral.A2:geral.A7 geral.B2:geral.B3 geral.F2:geral.F3 geral.B4:geral.B5 geral.F4:geral.F5 geral.B6:geral.B7 geral.F6:geral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Aceleração</text:p>
          </table:table-cell>
          <table:table-cell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900x900</text:p>
          </table:table-cell>
          <table:table-cell office:value-type="float" office:value="1" calcext:value-type="float">
            <text:p>1</text:p>
          </table:table-cell>
          <table:table-cell table:formula="of:=[$resultados.A$3]" office:value-type="float" office:value="0.00482566666666667" calcext:value-type="float">
            <text:p>0,00482566666666667</text:p>
          </table:table-cell>
          <table:table-cell table:formula="of:=[$resultados.A3]" office:value-type="float" office:value="0.00482566666666667" calcext:value-type="float">
            <text:p>0,00482566666666667</text:p>
          </table:table-cell>
          <table:table-cell table:formula="of:=[.C2]/[.D2]" office:value-type="float" office:value="1" calcext:value-type="float">
            <text:p>1</text:p>
          </table:table-cell>
          <table:table-cell table:formula="of:=[.E2]/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00x900</text:p>
          </table:table-cell>
          <table:table-cell office:value-type="float" office:value="12" calcext:value-type="float">
            <text:p>12</text:p>
          </table:table-cell>
          <table:table-cell table:formula="of:=[$resultados.A$3]" office:value-type="float" office:value="0.00482566666666667" calcext:value-type="float">
            <text:p>0,00482566666666667</text:p>
          </table:table-cell>
          <table:table-cell table:formula="of:=[$resultados.D3]" office:value-type="float" office:value="0.00569666666666667" calcext:value-type="float">
            <text:p>0,00569666666666667</text:p>
          </table:table-cell>
          <table:table-cell table:formula="of:=[.C3]/[.D3]" office:value-type="float" office:value="0.847103569338795" calcext:value-type="float">
            <text:p>0,847103569338795</text:p>
          </table:table-cell>
          <table:table-cell table:formula="of:=[.E3]/[.B3]" office:value-type="float" office:value="0.0705919641115662" calcext:value-type="float">
            <text:p>0,0705919641115662</text:p>
          </table:table-cell>
        </table:table-row>
        <table:table-row table:style-name="ro1">
          <table:table-cell office:value-type="string" calcext:value-type="string">
            <text:p>1441x389</text:p>
          </table:table-cell>
          <table:table-cell office:value-type="float" office:value="1" calcext:value-type="float">
            <text:p>1</text:p>
          </table:table-cell>
          <table:table-cell table:formula="of:=[$resultados.A$4]" office:value-type="float" office:value="0.002938" calcext:value-type="float">
            <text:p>0,002938</text:p>
          </table:table-cell>
          <table:table-cell table:formula="of:=[$resultados.A4]" office:value-type="float" office:value="0.002938" calcext:value-type="float">
            <text:p>0,002938</text:p>
          </table:table-cell>
          <table:table-cell table:formula="of:=[.C4]/[.D4]" office:value-type="float" office:value="1" calcext:value-type="float">
            <text:p>1</text:p>
          </table:table-cell>
          <table:table-cell table:formula="of:=[.E4]/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41x389</text:p>
          </table:table-cell>
          <table:table-cell office:value-type="float" office:value="12" calcext:value-type="float">
            <text:p>12</text:p>
          </table:table-cell>
          <table:table-cell table:formula="of:=[$resultados.A$4]" office:value-type="float" office:value="0.002938" calcext:value-type="float">
            <text:p>0,002938</text:p>
          </table:table-cell>
          <table:table-cell table:formula="of:=[$resultados.D4]" office:value-type="float" office:value="0.004221" calcext:value-type="float">
            <text:p>0,004221</text:p>
          </table:table-cell>
          <table:table-cell table:formula="of:=[.C5]/[.D5]" office:value-type="float" office:value="0.69604359156598" calcext:value-type="float">
            <text:p>0,69604359156598</text:p>
          </table:table-cell>
          <table:table-cell table:formula="of:=[.E5]/[.B5]" office:value-type="float" office:value="0.0580036326304983" calcext:value-type="float">
            <text:p>0,0580036326304983</text:p>
          </table:table-cell>
        </table:table-row>
        <table:table-row table:style-name="ro1">
          <table:table-cell office:value-type="string" calcext:value-type="string">
            <text:p>3000x2000</text:p>
          </table:table-cell>
          <table:table-cell office:value-type="float" office:value="1" calcext:value-type="float">
            <text:p>1</text:p>
          </table:table-cell>
          <table:table-cell table:formula="of:=[$resultados.A$5]" office:value-type="float" office:value="0.0277293333333333" calcext:value-type="float">
            <text:p>0,0277293333333333</text:p>
          </table:table-cell>
          <table:table-cell table:formula="of:=[$resultados.A5]" office:value-type="float" office:value="0.0277293333333333" calcext:value-type="float">
            <text:p>0,0277293333333333</text:p>
          </table:table-cell>
          <table:table-cell table:formula="of:=[.C6]/[.D6]" office:value-type="float" office:value="1" calcext:value-type="float">
            <text:p>1</text:p>
          </table:table-cell>
          <table:table-cell table:formula="of:=[.E6]/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00x2000</text:p>
          </table:table-cell>
          <table:table-cell office:value-type="float" office:value="12" calcext:value-type="float">
            <text:p>12</text:p>
          </table:table-cell>
          <table:table-cell table:formula="of:=[$resultados.A$5]" office:value-type="float" office:value="0.0277293333333333" calcext:value-type="float">
            <text:p>0,0277293333333333</text:p>
          </table:table-cell>
          <table:table-cell table:formula="of:=[$resultados.D5]" office:value-type="float" office:value="0.0229556666666667" calcext:value-type="float">
            <text:p>0,0229556666666667</text:p>
          </table:table-cell>
          <table:table-cell table:formula="of:=[.C7]/[.D7]" office:value-type="float" office:value="1.20795155880175" calcext:value-type="float">
            <text:p>1,20795155880175</text:p>
          </table:table-cell>
          <table:table-cell table:formula="of:=[.E7]/[.B7]" office:value-type="float" office:value="0.100662629900146" calcext:value-type="float">
            <text:p>0,100662629900146</text:p>
          </table:table-cell>
        </table:table-row>
      </table:table>
      <table:table table:name="resultado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quencial</text:p>
          </table:table-cell>
          <table:table-cell table:number-columns-repeated="2"/>
          <table:table-cell office:value-type="string" calcext:value-type="string">
            <text:p>Concor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Dimensõe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imensões</text:p>
          </table:table-cell>
        </table:table-row>
        <table:table-row table:style-name="ro1">
          <table:table-cell table:formula="of:=AVERAGE([$amostras.A2:.A4])" office:value-type="float" office:value="0.00482566666666667" calcext:value-type="float">
            <text:p>0,00482566666666667</text:p>
          </table:table-cell>
          <table:table-cell office:value-type="string" calcext:value-type="string">
            <text:p>900x900</text:p>
          </table:table-cell>
          <table:table-cell/>
          <table:table-cell table:formula="of:=AVERAGE([$amostras.A5:.A7])" office:value-type="float" office:value="0.00569666666666667" calcext:value-type="float">
            <text:p>0,00569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0x900</text:p>
          </table:table-cell>
        </table:table-row>
        <table:table-row table:style-name="ro1">
          <table:table-cell table:formula="of:=AVERAGE([$amostras.A8:.A10])" office:value-type="float" office:value="0.002938" calcext:value-type="float">
            <text:p>0,002938</text:p>
          </table:table-cell>
          <table:table-cell office:value-type="string" calcext:value-type="string">
            <text:p>1441x389</text:p>
          </table:table-cell>
          <table:table-cell/>
          <table:table-cell table:formula="of:=AVERAGE([$amostras.A11:.A13])" office:value-type="float" office:value="0.004221" calcext:value-type="float">
            <text:p>0,0042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41x389</text:p>
          </table:table-cell>
        </table:table-row>
        <table:table-row table:style-name="ro1">
          <table:table-cell table:formula="of:=AVERAGE([$amostras.A14:.A16])" office:value-type="float" office:value="0.0277293333333333" calcext:value-type="float">
            <text:p>0,0277293333333333</text:p>
          </table:table-cell>
          <table:table-cell office:value-type="string" calcext:value-type="string">
            <text:p>3000x2000</text:p>
          </table:table-cell>
          <table:table-cell/>
          <table:table-cell table:formula="of:=AVERAGE([$amostras.A17:.A19])" office:value-type="float" office:value="0.0229556666666667" calcext:value-type="float">
            <text:p>0,022955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00x2000</text:p>
          </table:table-cell>
        </table:table-row>
      </table:table>
      <table:table table:name="amostra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office:value-type="float" office:value="0.005298" calcext:value-type="float">
            <text:p>0,005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0x900</text:p>
          </table:table-cell>
        </table:table-row>
        <table:table-row table:style-name="ro1">
          <table:table-cell office:value-type="float" office:value="0.004575" calcext:value-type="float">
            <text:p>0,004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0x900</text:p>
          </table:table-cell>
        </table:table-row>
        <table:table-row table:style-name="ro1">
          <table:table-cell office:value-type="float" office:value="0.004604" calcext:value-type="float">
            <text:p>0,004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0x900</text:p>
          </table:table-cell>
        </table:table-row>
        <table:table-row table:style-name="ro1">
          <table:table-cell office:value-type="float" office:value="0.007694" calcext:value-type="float">
            <text:p>0,0076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0x900</text:p>
          </table:table-cell>
        </table:table-row>
        <table:table-row table:style-name="ro1">
          <table:table-cell office:value-type="float" office:value="0.004765" calcext:value-type="float">
            <text:p>0,0047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0x900</text:p>
          </table:table-cell>
        </table:table-row>
        <table:table-row table:style-name="ro1">
          <table:table-cell office:value-type="float" office:value="0.004631" calcext:value-type="float">
            <text:p>0,0046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0x900</text:p>
          </table:table-cell>
        </table:table-row>
        <table:table-row table:style-name="ro1">
          <table:table-cell office:value-type="float" office:value="0.003093" calcext:value-type="float">
            <text:p>0,003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41x389</text:p>
          </table:table-cell>
        </table:table-row>
        <table:table-row table:style-name="ro1">
          <table:table-cell office:value-type="float" office:value="0.002922" calcext:value-type="float">
            <text:p>0,0029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41x389</text:p>
          </table:table-cell>
        </table:table-row>
        <table:table-row table:style-name="ro1">
          <table:table-cell office:value-type="float" office:value="0.002799" calcext:value-type="float">
            <text:p>0,0027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41x389</text:p>
          </table:table-cell>
        </table:table-row>
        <table:table-row table:style-name="ro1">
          <table:table-cell office:value-type="float" office:value="0.006592" calcext:value-type="float">
            <text:p>0,0065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41x389</text:p>
          </table:table-cell>
        </table:table-row>
        <table:table-row table:style-name="ro1">
          <table:table-cell office:value-type="float" office:value="0.002913" calcext:value-type="float">
            <text:p>0,0029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41x389</text:p>
          </table:table-cell>
        </table:table-row>
        <table:table-row table:style-name="ro1">
          <table:table-cell office:value-type="float" office:value="0.003158" calcext:value-type="float">
            <text:p>0,0031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41x389</text:p>
          </table:table-cell>
        </table:table-row>
        <table:table-row table:style-name="ro1">
          <table:table-cell office:value-type="float" office:value="0.032041" calcext:value-type="float">
            <text:p>0,03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0x2000</text:p>
          </table:table-cell>
        </table:table-row>
        <table:table-row table:style-name="ro1">
          <table:table-cell office:value-type="float" office:value="0.025362" calcext:value-type="float">
            <text:p>0,025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0x2000</text:p>
          </table:table-cell>
        </table:table-row>
        <table:table-row table:style-name="ro1">
          <table:table-cell office:value-type="float" office:value="0.025785" calcext:value-type="float">
            <text:p>0,025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0x2000</text:p>
          </table:table-cell>
        </table:table-row>
        <table:table-row table:style-name="ro1">
          <table:table-cell office:value-type="float" office:value="0.02284" calcext:value-type="float">
            <text:p>0,022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00x2000</text:p>
          </table:table-cell>
        </table:table-row>
        <table:table-row table:style-name="ro1">
          <table:table-cell office:value-type="float" office:value="0.023585" calcext:value-type="float">
            <text:p>0,0235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00x2000</text:p>
          </table:table-cell>
        </table:table-row>
        <table:table-row table:style-name="ro1">
          <table:table-cell office:value-type="float" office:value="0.022442" calcext:value-type="float">
            <text:p>0,0224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00x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49:42.3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4T22:29:17.774000000</dc:date>
    <meta:editing-duration>PT36M57S</meta:editing-duration>
    <meta:editing-cycles>14</meta:editing-cycles>
    <meta:generator>LibreOffice/24.2.4.2$Windows_X86_64 LibreOffice_project/51a6219feb6075d9a4c46691dcfe0cd9c4fff3c2</meta:generator>
    <meta:document-statistic meta:table-count="3" meta:cell-count="121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11cm" svg:height="11.421cm" xlink:href=".." xlink:type="simple" chart:class="chart:scatter" chart:style-name="ch1">
        <chart:title svg:x="6.667cm" svg:y="0.364cm" chart:style-name="ch2">
          <text:p>Aceleração por Matriz e Threads</text:p>
        </chart:title>
        <chart:legend chart:legend-position="end" svg:x="16.974cm" svg:y="4.913cm" style:legend-expansion="high" chart:style-name="ch3"/>
        <chart:plot-area chart:style-name="ch4" table:cell-range-address="geral.B2:geral.B3 geral.E2:geral.E7" chart:data-source-has-labels="row" svg:x="1.411cm" svg:y="1.371cm" svg:width="15.163cm" svg:height="8.841cm">
          <chart:coordinate-region svg:x="2.138cm" svg:y="1.57cm" svg:width="14.249cm" svg:height="7.995cm"/>
          <chart:axis chart:dimension="x" chart:name="primary-x" chart:style-name="ch5">
            <chart:title svg:x="8.353cm" svg:y="10.44cm" chart:style-name="ch6">
              <text:p>Threads</text:p>
            </chart:title>
          </chart:axis>
          <chart:axis chart:dimension="y" chart:name="primary-y" chart:style-name="ch5">
            <chart:title svg:x="0.451cm" svg:y="6.642cm" chart:style-name="ch7">
              <text:p>Aceleração</text:p>
            </chart:title>
            <chart:grid chart:style-name="ch8" chart:class="major"/>
          </chart:axis>
          <chart:series chart:style-name="ch9" chart:values-cell-range-address="geral.E2:geral.E3" loext:label-string="900x900" chart:class="chart:scatter">
            <chart:domain table:cell-range-address="geral.B2:geral.B3"/>
            <chart:data-point chart:repeated="2"/>
          </chart:series>
          <chart:series chart:style-name="ch10" chart:values-cell-range-address="geral.E4:geral.E5" loext:label-string="1441x389" chart:class="chart:scatter">
            <chart:domain table:cell-range-address="geral.B4:geral.B5"/>
            <chart:data-point chart:repeated="2"/>
          </chart:series>
          <chart:series chart:style-name="ch11" chart:values-cell-range-address="geral.E6:geral.E7" loext:label-string="3000x2000" chart:class="chart:scatter">
            <chart:domain table:cell-range-address="geral.B6:geral.B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900x900</text:p>
              </table:table-cell>
              <table:table-cell office:value-type="string">
                <text:p>Coluna B</text:p>
              </table:table-cell>
              <table:table-cell office:value-type="string">
                <text:p>1441x389</text:p>
              </table:table-cell>
              <table:table-cell office:value-type="string">
                <text:p>Coluna B</text:p>
              </table:table-cell>
              <table:table-cell office:value-type="string">
                <text:p>3000x2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eral.B2:geral.B3</svg:desc>
                </draw:g>
              </table:table-cell>
              <table:table-cell office:value-type="float" office:value="1">
                <text:p>1</text:p>
                <draw:g>
                  <svg:desc>geral.E2:geral.E3</svg:desc>
                </draw:g>
              </table:table-cell>
              <table:table-cell office:value-type="float" office:value="1">
                <text:p>1</text:p>
                <draw:g>
                  <svg:desc>geral.B4:geral.B5</svg:desc>
                </draw:g>
              </table:table-cell>
              <table:table-cell office:value-type="float" office:value="1">
                <text:p>1</text:p>
                <draw:g>
                  <svg:desc>geral.E4:geral.E5</svg:desc>
                </draw:g>
              </table:table-cell>
              <table:table-cell office:value-type="float" office:value="1">
                <text:p>1</text:p>
                <draw:g>
                  <svg:desc>geral.B6:geral.B7</svg:desc>
                </draw:g>
              </table:table-cell>
              <table:table-cell office:value-type="float" office:value="1">
                <text:p>1</text:p>
                <draw:g>
                  <svg:desc>geral.E6:geral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847103569338795">
                <text:p>0.847103569338795</text:p>
              </table:table-cell>
              <table:table-cell office:value-type="float" office:value="12">
                <text:p>12</text:p>
              </table:table-cell>
              <table:table-cell office:value-type="float" office:value="0.69604359156598">
                <text:p>0.69604359156598</text:p>
              </table:table-cell>
              <table:table-cell office:value-type="float" office:value="12">
                <text:p>12</text:p>
              </table:table-cell>
              <table:table-cell office:value-type="float" office:value="1.20795155880175">
                <text:p>1.20795155880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scatter" chart:style-name="ch1">
        <chart:title svg:x="6.821cm" svg:y="0.361cm" chart:style-name="ch2">
          <text:p>Eficiência por Matriz e Threads</text:p>
        </chart:title>
        <chart:legend chart:legend-position="end" svg:x="16.964cm" svg:y="4.828cm" style:legend-expansion="high" chart:style-name="ch3"/>
        <chart:plot-area chart:style-name="ch4" table:cell-range-address="geral.A2:geral.A7 geral.B2:geral.B3 geral.F2:geral.F7" chart:data-source-has-labels="both" svg:x="1.411cm" svg:y="1.365cm" svg:width="15.153cm" svg:height="8.68cm">
          <chart:coordinate-region svg:x="2.138cm" svg:y="1.565cm" svg:width="14.239cm" svg:height="7.833cm"/>
          <chart:axis chart:dimension="x" chart:name="primary-x" chart:style-name="ch5" chartooo:axis-type="auto">
            <chart:title svg:x="8.348cm" svg:y="10.27cm" chart:style-name="ch6">
              <text:p>Threads</text:p>
            </chart:title>
            <chart:categories table:cell-range-address="geral.A2:geral.A7"/>
          </chart:axis>
          <chart:axis chart:dimension="y" chart:name="primary-y" chart:style-name="ch5">
            <chart:title svg:x="0.451cm" svg:y="6.437cm" chart:style-name="ch7">
              <text:p>Eficiência</text:p>
            </chart:title>
            <chart:grid chart:style-name="ch8" chart:class="major"/>
          </chart:axis>
          <chart:series chart:style-name="ch9" chart:values-cell-range-address="geral.F2:geral.F3" loext:label-string="900x900" chart:class="chart:scatter">
            <chart:domain table:cell-range-address="geral.B2:geral.B3"/>
            <chart:data-point chart:repeated="2"/>
          </chart:series>
          <chart:series chart:style-name="ch10" chart:values-cell-range-address="geral.F4:geral.F5" loext:label-string="1441x389" chart:class="chart:scatter">
            <chart:domain table:cell-range-address="geral.B4:geral.B5"/>
            <chart:data-point chart:repeated="2"/>
          </chart:series>
          <chart:series chart:style-name="ch11" chart:values-cell-range-address="geral.F6:geral.F7" loext:label-string="3000x3000" chart:class="chart:scatter">
            <chart:domain table:cell-range-address="geral.B6:geral.B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900x900</text:p>
              </table:table-cell>
              <table:table-cell office:value-type="string">
                <text:p>Coluna B</text:p>
              </table:table-cell>
              <table:table-cell office:value-type="string">
                <text:p>1441x389</text:p>
              </table:table-cell>
              <table:table-cell office:value-type="string">
                <text:p>Coluna B</text:p>
              </table:table-cell>
              <table:table-cell office:value-type="string">
                <text:p>3000x3000</text:p>
              </table:table-cell>
            </table:table-row>
          </table:table-header-rows>
          <table:table-rows>
            <table:table-row>
              <table:table-cell office:value-type="string">
                <text:p>900x900</text:p>
                <draw:g>
                  <svg:desc>geral.A2:geral.A7</svg:desc>
                </draw:g>
              </table:table-cell>
              <table:table-cell office:value-type="float" office:value="1">
                <text:p>1</text:p>
                <draw:g>
                  <svg:desc>geral.B2:geral.B3</svg:desc>
                </draw:g>
              </table:table-cell>
              <table:table-cell office:value-type="float" office:value="1">
                <text:p>1</text:p>
                <draw:g>
                  <svg:desc>geral.F2:geral.F3</svg:desc>
                </draw:g>
              </table:table-cell>
              <table:table-cell office:value-type="float" office:value="1">
                <text:p>1</text:p>
                <draw:g>
                  <svg:desc>geral.B4:geral.B5</svg:desc>
                </draw:g>
              </table:table-cell>
              <table:table-cell office:value-type="float" office:value="1">
                <text:p>1</text:p>
                <draw:g>
                  <svg:desc>geral.F4:geral.F5</svg:desc>
                </draw:g>
              </table:table-cell>
              <table:table-cell office:value-type="float" office:value="1">
                <text:p>1</text:p>
                <draw:g>
                  <svg:desc>geral.B6:geral.B7</svg:desc>
                </draw:g>
              </table:table-cell>
              <table:table-cell office:value-type="float" office:value="1">
                <text:p>1</text:p>
                <draw:g>
                  <svg:desc>geral.F6:geral.F7</svg:desc>
                </draw:g>
              </table:table-cell>
            </table:table-row>
            <table:table-row>
              <table:table-cell office:value-type="string">
                <text:p>900x900</text:p>
              </table:table-cell>
              <table:table-cell office:value-type="float" office:value="12">
                <text:p>12</text:p>
              </table:table-cell>
              <table:table-cell office:value-type="float" office:value="0.0705919641115662">
                <text:p>0.0705919641115662</text:p>
              </table:table-cell>
              <table:table-cell office:value-type="float" office:value="12">
                <text:p>12</text:p>
              </table:table-cell>
              <table:table-cell office:value-type="float" office:value="0.0580036326304983">
                <text:p>0.0580036326304983</text:p>
              </table:table-cell>
              <table:table-cell office:value-type="float" office:value="12">
                <text:p>12</text:p>
              </table:table-cell>
              <table:table-cell office:value-type="float" office:value="0.100662629900146">
                <text:p>0.100662629900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